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text-properties fo:font-weight="bold" style:font-weight-asian="bold" style:font-weight-complex="bold"/>
    </style:style>
    <style:style style:name="T1" style:family="text">
      <style:text-properties fo:background-color="#ffff00"/>
    </style:style>
    <style:style style:name="T2" style:family="text">
      <style:text-properties fo:font-weight="normal" style:font-weight-asian="normal" style:font-weight-complex="normal"/>
    </style:style>
    <style:style style:name="T3" style:family="text">
      <style:text-properties fo:language="en" fo:country="U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ředpokládaný postup při použití cloudu</text:h>
      <text:p text:style-name="Text_20_body">Sledujeme nějaký jev:</text:p>
      <text:list xml:id="list30665031" text:style-name="L1">
        <text:list-item>
          <text:p text:style-name="P1">Předložka/podřadící spojka a na ní závislá fráze. Visí už správně, ale mají si vyměnit afuny. Pozor, v některých korpusech se objevují celé řetízky! Např. Obj-PrepArg-SubArg se má předělat na AuxP-AuxC-Obj.</text:p>
        </text:list-item>
        <text:list-item>
          <text:p text:style-name="P1">Člen a na něm závislá podstatná a přídavná jména. Podstatné jméno má být hlavou, dostane afun od člena, člen má jít dolů, další jeho děti se převěsí na podstatné jméno.</text:p>
        </text:list-item>
        <text:list-item>
          <text:p text:style-name="P1">Koordinace zatím pomineme (jako cíl, ne jako něco, co můžeme potkat, protože potkat je můžeme každopádně), protože jsou momentálně celkem vyřešené bez cloudu.</text:p>
        </text:list-item>
      </text:list>
      <text:p text:style-name="Text_20_body">Postupujeme shora dolů. U závislostí, které s naším jevem nemají nic společného, se prostě akorát přesuneme od rodičů k dětem a rekurzivně opakujeme. Pak ale na nějaké skupině uzlů rozpoznáme případ, který nás zajímá. Typicky tou skupinou bude dvojice rodič – dítě a tím spouštěčem budou jejich afuny. Uděláme z nich tedy cloud. Už tahle detekce kandidátské skupiny ovšem může být obtížná, jestliže je do ní nějakým způsobem zapojená koordinace. Například koordinace dětí předložky („v Praze a okolí“) nebo koordinace předložek se společným dítětem („před i za Prahou“), případně kombinace obojího („před i za Prahou i Brnem“). Možná by se nám proto vyplatilo dělat rovnou cloudy i ze všech koordinací, které potkáme. Stejně to pak budeme muset udělat kvůli přeskládávání.</text:p>
      <text:p text:style-name="Text_20_body">Když jsme vyrobili cloud, podíváme se rekurzivně na jeho potomky. Jednak na společná rozvití cloudu, tam je to relativně jednoduché. A potom každý člen cloudu zvlášť vůči svým dětem (předpokladem je, že případné rodičovské vazby mezi členy navzájem jsme při výrobě cloudu rozpojili). Tak se může stát, že děti nebo členové cloudu se promění z obyčejných uzlů v cloudy <text:span text:style-name="T1">(jak se to ale dozvím, když držím odkazy na uzly? Má mít každý uzel divoký atribut s odkazem na svůj cloud?)</text:span></text:p>
      <text:p text:style-name="Text_20_body">Pozor, pokud bychom k detekci cloudu potřebovali něco jiného než odkazy na rodiče a afuny (např. morfologii), nebude to fungovat, protože cloud tyhle informace od svých uzlů nezdědí.</text:p>
      <text:p text:style-name="Text_20_body">Až se rekurze vrátí, máme jistotu, že všude, kde měl být místo uzlu cloud, už se tak stalo. Teď může nastat specifická činnost závislá na konkrétním jevu, který řešíme. Např. výměna afunů nebo volba hlavy. To vše na cloudech, takže včetně správného zacházení s koordinacemi například. Navíc, protože je to rekurzivní, víme, že u podřízených cloudů už je tohle vyřešeno. Např. u výše zmíněného řetízku XXX-Obj-PrepArg-SubArg:</text:p>
      <text:list xml:id="list31337611" text:style-name="L2">
        <text:list-item>
          <text:p text:style-name="P2">Našli jsme dvojici uzlů, kde jeden je rodič druhého a dítě má afun PrepArg <text:span text:style-name="T1">(kdy jsme ji našli? Když jsme byli u rodiče, nebo až u dítěte? Nebylo u dítěte pozdě na založení cloudu?)</text:span> Vyrobili jsme cloud (Obj-PrepArg). Ten má společné dítě SubArg a společného rodiče XXX. Při založení cloudu byla zrušena rodičovská vazba mezi Obj a PrepArg. Také byla zrušena vazba mezi PrepArg a SubArg (ten nyní visí na umělé hlavě cloudu).</text:p>
        </text:list-item>
        <text:list-item>
          <text:p text:style-name="P2">To je ale blbé, protože SubArg sice podle svého afunu dobře ví, že má být druhým členem cloudu, ale s kým ho teď má vytvořit? <text:span text:style-name="T1">Cloudy se překrývají,</text:span> s tím jsem nepočítal, i když jsem si myslel, že počítám!</text:p>
        </text:list-item>
      </text:list>
      <text:h text:style-name="Heading_20_1" text:outline-level="1">Druhy cloudů</text:h>
      <text:list xml:id="list33398664" text:style-name="L3">
        <text:list-item>
          <text:p text:style-name="P3">Single node.<text:span text:style-name="T2"> Objektová obálka na jeden uzel. Přesměrovává metody třídy Cloud na metody třídy Node. Neobsahuje žádné umělé uzly navíc.</text:span></text:p>
        </text:list-item>
        <text:list-item>
          <text:p text:style-name="P3">Single cloud.<text:span text:style-name="T2"> Objektová obálka na jeden oblak. Přesměrovává své metody na metody vnořeného oblaku. Neobsahuje žádné umělé uzly navíc. Vnořený oblak může mít jeden nebo </text:span><text:soft-page-break/><text:span text:style-name="T2">více uzlů. Tento druh oblaku pravděpodobně nepotřebujeme, ale je možné ho vyrobit, resp. zatím mi není jasné, jestli bych měl přímo bránit jeho vyrobení.</text:span></text:p>
        </text:list-item>
        <text:list-item>
          <text:p text:style-name="P3">Coordination.<text:span text:style-name="T2"> Obálka na objekt třídy Coordination. Při vytváření si okopíruje seznam participantů koordinace (tedy členů a oddělovačů), ke každému uzlu si vyrobí oblačnou obálku. Pokud uzel vypadá na kořen vnořené koordinace (má afun Coord), bude to opět koordinační oblak, jinak to bude jednouzlový oblak. Navíc si musíme pamatovat, který uzel tohoto oblaku byl původně zapojen do koordinace a jakou v ní hrál roli (člen, sirotek, nebo oddělovač?) Až nám někdo tento vnořený oblak přeorganizuje, musíme být schopni té koordinaci říct, který uzel má zahodit, který si má vzít místo něj a kam si ho má zařadit. (Ve třídě Coordination by se možná hodila nějaká metoda replace_node(), resp. dílčí metody replace_participant() a replace_shared_modifier(). Také pozor, koordinace chce pro pořádek znát i soukromá rozvití jednotlivých participantů a to jí asi nejsme schopni ohlídat. Naštěstí to koordinace sama pro sebe nijak nepotřebuje, má to být jenom servis pro někoho, kdo rekurzivně hledá koordinace a nepoužívá oblaky.) Podobně jako participanty musíme zoblačnit také společná rozvití koordinace. Koordinační oblak obsahuje dva umělé uzly, které po rozpuštění oblaku zase zmizí. Na oblačném uzlu s afunem Cloud visí všechny participanty koordinace. Koordinaci nevadí, že je zapojíme po svém, ona je bude umět zase spojit. Oblačný uzel visí na hlavním uzlu, na kterém visí také společná rozvití koordinace. Koordinační oblak má navíc odkaz i na objekt typu Coordination.</text:span></text:p>
        </text:list-item>
        <text:list-item>
          <text:p text:style-name="P3">Cloud.<text:span text:style-name="T2"> Obyčejný oblak, který obsahuje dva nebo více vnořených oblaků libovolného typu. Předpokládáme, že struktura vztahů mezi nimi je jednopatrová, čili jeden oblak funguje jako hlava, na které ostatní oblaky visí, ale nedalo by asi moc práce umožnit vícepatrovou strukturu, pokud by pro to byl důvod. Typicky asi nevznikne naráz, i když tomu nic nebrání. Spíše se nějaký oblak rozhodne, že se chce stát členem oblaku svého rodiče. Např. oblak má afun PrepArg, z čehož usuzuje, že jeho rodič je předložka, se kterou mají tvořit jeden oblak. V průběhu rekurze dostal odkaz na rodičovský oblak (nikoli pouze uzel, na ten by se snadno dostal metodou parent() ze svého uzlu; ale objekty Node nevědí, že jsou kolem nich nějaké objekty Cloud, a nemůžou o nich podat zprávu). Řekne mu tedy nějakou jeho metodou (</text:span><text:span text:style-name="T3">$parentcloud-&gt;add_participant()?)</text:span><text:span text:style-name="T2">, že chce být jeho členem. Pokud je rodičovský oblak běžného typu Cloud, není to pro něj problém, prostě mě přeřadí ze seznamu společných rozvití do seznamu členů a upraví i rodičovské vztahy mezi zúčastněnými uzly. (Takže ta metoda by se vlastně neměla jmenovat add_participant(), ale change_modifier_to_participant().) Pokud je rodičovský oblak typu Single Node, případně Single Cloud, bude si muset nejdříve dovyrobit pomocné uzly. Pokud je rodičovský oblak typu Coordination, bude muset sám sebe obalit nadřazeným oblakem, který bude mít dva členy, původní koordinační oblak a nově přidaný oblak.</text:span></text:p>
        </text:list-item>
      </text:list>
      <text:h text:style-name="Heading_20_1" text:outline-level="1"><text:span text:style-name="T2">Předpokládaný postup použití, druhá iterace</text:span></text:h>
      <text:p text:style-name="Text_20_body"><text:span text:style-name="T2">Postupujeme rekurzivně shora dolů. U každého uzlu začneme tím, že z něj vyrobíme jednouzlový oblak. Pokud má ovšem uzel afun Coord, vyrobíme místo toho koordinační oblak. Shora známe odkaz na oblak rodiče, ten si zapamatujeme. Vytváříme tedy paralelní strom z oblaků, který se od základního stromu uzlů liší jen v místech, kde se objeví koordinace.</text:span></text:p>
      <text:p text:style-name="Text_20_body"><text:span text:style-name="T2">Kromě toho zřejmě navíc sledujeme nějaký jev, který budeme chtít podchytit a transformovat, jinak by to celé nemělo smysl dělat. V našem příkladu hledáme uzly s afunem PrepArg. Jakmile z aktuálního uzlu vyrobíme oblak, podíváme se na jeho afun. Pokud to není PrepArg, jedeme dál. Pokud je to PrepArg, tak chceme, aby se náš oblak a rodičovský oblak spojily do jednoho oblaku. V případě, že rodičovský oblak už má dva nebo více členů, se prostě jen přidáme mezi členy. V opačném případě to bude vyžadovat nějaké technické operace navíc, ale s těmi by si měla třída Cloud poradit, aniž bychom se o ně museli starat.</text:span></text:p>
      <text:p text:style-name="Text_20_body"><text:soft-page-break/><text:span text:style-name="T2">Zjišťování, zda se chceme spojit s rodičovským oblakem, každopádně provádíme až po návratu z rekurze. Jinými slovy je možné, že mezitím i náš původně jednouzlový oblak nabobtnal přičiněním jednoho z našich dětí. (Případně i přičiněním několika dětí. Mohlo by se třeba stát, i když je to neobvyklé a podezřelé, že aktuální uzel má dvě děti s afunem PrepArg. V průběhu rekurze se obě přihlásí za členy aktuálního oblaku.)</text:span></text:p>
      <text:p text:style-name="Text_20_body"><text:span text:style-name="T2">Než my sami předáme řízení nahoru, musíme ještě provést transformaci, kvůli níž jsme oblaky vyráběli. Podíváme se, co nám naše děti provedly s naším oblakem. Pokud je to stále jednoduchý oblak, který obsahuje jeden uzel nebo jednu koordinaci, není třeba dělat nic. Jestliže se ale nyní aktuální oblak skládá z několika podoblaků (ať už uzlových nebo koordinačních), je to signál k transformaci. V našem příkladu nejde o transformaci závislostních vztahů, protože předložkový uzel už byl uveden jako hlava, ale potřebujeme přesunout afuny. Zjistíme, jaký je hlavní afun oblaku. Je to afun, jejž oblak zdědil od svého zakládajícího uzlu (předložky) — přidání dětí do oblaku ho nezměnilo. Všechny členy oblaku kromě hlavy nyní dostanou tento afun (měly by to být právě ty členy, které měly dosud afun PrepArg). Hlava oblaku a potažmo oblak sám dostane nový afun Aux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3-03-28T10:50:53.87</meta:creation-date>
    <dc:date>2013-03-28T15:49:13.50</dc:date>
    <dc:creator>Daniel Zeman</dc:creator>
    <meta:editing-duration>PT4H27M6S</meta:editing-duration>
    <meta:editing-cycles>3</meta:editing-cycles>
    <meta:generator>LibreOffice/3.5$Windows_x86 LibreOffice_project/3215f89-f603614-ab984f2-7348103-1225a5b</meta:generator>
    <meta:document-statistic meta:table-count="0" meta:image-count="0" meta:object-count="0" meta:page-count="3" meta:paragraph-count="21" meta:word-count="1388" meta:character-count="8745" meta:non-whitespace-character-count="7387"/>
  </office:meta>
</office:document-meta>
</file>